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mm"/>
    </style:style>
    <style:style style:name="co2" style:family="table-column">
      <style:table-column-properties fo:break-before="auto" style:column-width="8.8mm"/>
    </style:style>
    <style:style style:name="co3" style:family="table-column">
      <style:table-column-properties fo:break-before="auto" style:column-width="33.27mm"/>
    </style:style>
    <style:style style:name="co4" style:family="table-column">
      <style:table-column-properties fo:break-before="auto" style:column-width="18.68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34.4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pulation_chec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mmary statistics for final population sizes for successful populations (i.e. port_chain_idx &gt; 0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_s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ucl</text:p>
          </table:table-cell>
        </table:table-row>
        <table:table-row table:style-name="ro1">
          <table:table-cell office:value-type="string" calcext:value-type="string">
            <text:p>parameter001</text:p>
          </table:table-cell>
          <table:table-cell office:value-type="float" office:value="229" calcext:value-type="float">
            <text:p>229</text:p>
          </table:table-cell>
          <table:table-cell office:value-type="float" office:value="3377167531.79913" calcext:value-type="float">
            <text:p>3377167531.79913</text:p>
          </table:table-cell>
          <table:table-cell office:value-type="float" office:value="4402424667.96362" calcext:value-type="float">
            <text:p>4402424667.96362</text:p>
          </table:table-cell>
          <table:table-cell office:value-type="float" office:value="290920410.769268" calcext:value-type="float">
            <text:p>290920410.769268</text:p>
          </table:table-cell>
          <table:table-cell office:value-type="float" office:value="69194154" calcext:value-type="float">
            <text:p>69194154</text:p>
          </table:table-cell>
          <table:table-cell office:value-type="float" office:value="8" calcext:value-type="float">
            <text:p>8</text:p>
          </table:table-cell>
          <table:table-cell office:value-type="float" office:value="11886176142" calcext:value-type="float">
            <text:p>11886176142</text:p>
          </table:table-cell>
          <table:table-cell office:value-type="float" office:value="2803931206.61512" calcext:value-type="float">
            <text:p>2803931206.61512</text:p>
          </table:table-cell>
          <table:table-cell office:value-type="float" office:value="3950403856.98313" calcext:value-type="float">
            <text:p>3950403856.98313</text:p>
          </table:table-cell>
        </table:table-row>
        <table:table-row table:style-name="ro1">
          <table:table-cell office:value-type="string" calcext:value-type="string">
            <text:p>parameter002</text:p>
          </table:table-cell>
          <table:table-cell office:value-type="float" office:value="228" calcext:value-type="float">
            <text:p>228</text:p>
          </table:table-cell>
          <table:table-cell office:value-type="float" office:value="3185813571.38596" calcext:value-type="float">
            <text:p>3185813571.38596</text:p>
          </table:table-cell>
          <table:table-cell office:value-type="float" office:value="4333262346.85389" calcext:value-type="float">
            <text:p>4333262346.85389</text:p>
          </table:table-cell>
          <table:table-cell office:value-type="float" office:value="286977309.502979" calcext:value-type="float">
            <text:p>286977309.502979</text:p>
          </table:table-cell>
          <table:table-cell office:value-type="float" office:value="78710576" calcext:value-type="float">
            <text:p>78710576</text:p>
          </table:table-cell>
          <table:table-cell office:value-type="float" office:value="20" calcext:value-type="float">
            <text:p>20</text:p>
          </table:table-cell>
          <table:table-cell office:value-type="float" office:value="12331376754" calcext:value-type="float">
            <text:p>12331376754</text:p>
          </table:table-cell>
          <table:table-cell office:value-type="float" office:value="2620333532.1876" calcext:value-type="float">
            <text:p>2620333532.1876</text:p>
          </table:table-cell>
          <table:table-cell office:value-type="float" office:value="3751293610.58433" calcext:value-type="float">
            <text:p>3751293610.58433</text:p>
          </table:table-cell>
        </table:table-row>
        <table:table-row table:style-name="ro1">
          <table:table-cell office:value-type="string" calcext:value-type="string">
            <text:p>parameter003</text:p>
          </table:table-cell>
          <table:table-cell office:value-type="float" office:value="224" calcext:value-type="float">
            <text:p>224</text:p>
          </table:table-cell>
          <table:table-cell office:value-type="float" office:value="3297806850.03571" calcext:value-type="float">
            <text:p>3297806850.03571</text:p>
          </table:table-cell>
          <table:table-cell office:value-type="float" office:value="4458738720.42226" calcext:value-type="float">
            <text:p>4458738720.42226</text:p>
          </table:table-cell>
          <table:table-cell office:value-type="float" office:value="297912011.945767" calcext:value-type="float">
            <text:p>297912011.945767</text:p>
          </table:table-cell>
          <table:table-cell office:value-type="float" office:value="57431269" calcext:value-type="float">
            <text:p>57431269</text:p>
          </table:table-cell>
          <table:table-cell office:value-type="float" office:value="6" calcext:value-type="float">
            <text:p>6</text:p>
          </table:table-cell>
          <table:table-cell office:value-type="float" office:value="12205409586" calcext:value-type="float">
            <text:p>12205409586</text:p>
          </table:table-cell>
          <table:table-cell office:value-type="float" office:value="2710723874.15416" calcext:value-type="float">
            <text:p>2710723874.15416</text:p>
          </table:table-cell>
          <table:table-cell office:value-type="float" office:value="3884889825.91726" calcext:value-type="float">
            <text:p>3884889825.91726</text:p>
          </table:table-cell>
        </table:table-row>
        <table:table-row table:style-name="ro1">
          <table:table-cell office:value-type="string" calcext:value-type="string">
            <text:p>parameter004</text:p>
          </table:table-cell>
          <table:table-cell office:value-type="float" office:value="200" calcext:value-type="float">
            <text:p>200</text:p>
          </table:table-cell>
          <table:table-cell office:value-type="float" office:value="3310078951.89" calcext:value-type="float">
            <text:p>3310078951.89</text:p>
          </table:table-cell>
          <table:table-cell office:value-type="float" office:value="4329327118.60771" calcext:value-type="float">
            <text:p>4329327118.60771</text:p>
          </table:table-cell>
          <table:table-cell office:value-type="float" office:value="306129656.354233" calcext:value-type="float">
            <text:p>306129656.354233</text:p>
          </table:table-cell>
          <table:table-cell office:value-type="float" office:value="54647210" calcext:value-type="float">
            <text:p>54647210</text:p>
          </table:table-cell>
          <table:table-cell office:value-type="float" office:value="6" calcext:value-type="float">
            <text:p>6</text:p>
          </table:table-cell>
          <table:table-cell office:value-type="float" office:value="13987037390" calcext:value-type="float">
            <text:p>13987037390</text:p>
          </table:table-cell>
          <table:table-cell office:value-type="float" office:value="2706404572.65273" calcext:value-type="float">
            <text:p>2706404572.65273</text:p>
          </table:table-cell>
          <table:table-cell office:value-type="float" office:value="3913753331.12727" calcext:value-type="float">
            <text:p>3913753331.12727</text:p>
          </table:table-cell>
        </table:table-row>
        <table:table-row table:style-name="ro1">
          <table:table-cell office:value-type="string" calcext:value-type="string">
            <text:p>parameter005</text:p>
          </table:table-cell>
          <table:table-cell office:value-type="float" office:value="197" calcext:value-type="float">
            <text:p>197</text:p>
          </table:table-cell>
          <table:table-cell office:value-type="float" office:value="3333937143.30964" calcext:value-type="float">
            <text:p>3333937143.30964</text:p>
          </table:table-cell>
          <table:table-cell office:value-type="float" office:value="4412023709.43623" calcext:value-type="float">
            <text:p>4412023709.43623</text:p>
          </table:table-cell>
          <table:table-cell office:value-type="float" office:value="314343673.774045" calcext:value-type="float">
            <text:p>314343673.774045</text:p>
          </table:table-cell>
          <table:table-cell office:value-type="float" office:value="66824696" calcext:value-type="float">
            <text:p>66824696</text:p>
          </table:table-cell>
          <table:table-cell office:value-type="float" office:value="18" calcext:value-type="float">
            <text:p>18</text:p>
          </table:table-cell>
          <table:table-cell office:value-type="float" office:value="11482163654" calcext:value-type="float">
            <text:p>11482163654</text:p>
          </table:table-cell>
          <table:table-cell office:value-type="float" office:value="2714007026.49116" calcext:value-type="float">
            <text:p>2714007026.49116</text:p>
          </table:table-cell>
          <table:table-cell office:value-type="float" office:value="3953867260.12812" calcext:value-type="float">
            <text:p>3953867260.12812</text:p>
          </table:table-cell>
        </table:table-row>
        <table:table-row table:style-name="ro1">
          <table:table-cell office:value-type="string" calcext:value-type="string">
            <text:p>parameter006</text:p>
          </table:table-cell>
          <table:table-cell office:value-type="float" office:value="79" calcext:value-type="float">
            <text:p>79</text:p>
          </table:table-cell>
          <table:table-cell office:value-type="float" office:value="1672161603.36709" calcext:value-type="float">
            <text:p>1672161603.36709</text:p>
          </table:table-cell>
          <table:table-cell office:value-type="float" office:value="3331137520.38163" calcext:value-type="float">
            <text:p>3331137520.38163</text:p>
          </table:table-cell>
          <table:table-cell office:value-type="float" office:value="374782252.050209" calcext:value-type="float">
            <text:p>374782252.050209</text:p>
          </table:table-cell>
          <table:table-cell office:value-type="float" office:value="4826900" calcext:value-type="float">
            <text:p>4826900</text:p>
          </table:table-cell>
          <table:table-cell office:value-type="float" office:value="20" calcext:value-type="float">
            <text:p>20</text:p>
          </table:table-cell>
          <table:table-cell office:value-type="float" office:value="12381169244" calcext:value-type="float">
            <text:p>12381169244</text:p>
          </table:table-cell>
          <table:table-cell office:value-type="float" office:value="926027455.430286" calcext:value-type="float">
            <text:p>926027455.430286</text:p>
          </table:table-cell>
          <table:table-cell office:value-type="float" office:value="2418295751.30389" calcext:value-type="float">
            <text:p>2418295751.30389</text:p>
          </table:table-cell>
        </table:table-row>
        <table:table-row table:style-name="ro1">
          <table:table-cell office:value-type="string" calcext:value-type="string">
            <text:p>parameter007</text:p>
          </table:table-cell>
          <table:table-cell office:value-type="float" office:value="54" calcext:value-type="float">
            <text:p>54</text:p>
          </table:table-cell>
          <table:table-cell office:value-type="float" office:value="1592528617.81481" calcext:value-type="float">
            <text:p>1592528617.81481</text:p>
          </table:table-cell>
          <table:table-cell office:value-type="float" office:value="3401002921.75703" calcext:value-type="float">
            <text:p>3401002921.75703</text:p>
          </table:table-cell>
          <table:table-cell office:value-type="float" office:value="462817876.223303" calcext:value-type="float">
            <text:p>462817876.223303</text:p>
          </table:table-cell>
          <table:table-cell office:value-type="float" office:value="35339" calcext:value-type="float">
            <text:p>35339</text:p>
          </table:table-cell>
          <table:table-cell office:value-type="float" office:value="6" calcext:value-type="float">
            <text:p>6</text:p>
          </table:table-cell>
          <table:table-cell office:value-type="float" office:value="10559723902" calcext:value-type="float">
            <text:p>10559723902</text:p>
          </table:table-cell>
          <table:table-cell office:value-type="float" office:value="664233516.018404" calcext:value-type="float">
            <text:p>664233516.018404</text:p>
          </table:table-cell>
          <table:table-cell office:value-type="float" office:value="2520823719.61123" calcext:value-type="float">
            <text:p>2520823719.61123</text:p>
          </table:table-cell>
        </table:table-row>
        <table:table-row table:style-name="ro1">
          <table:table-cell office:value-type="string" calcext:value-type="string">
            <text:p>parameter008</text:p>
          </table:table-cell>
          <table:table-cell office:value-type="float" office:value="24" calcext:value-type="float">
            <text:p>24</text:p>
          </table:table-cell>
          <table:table-cell office:value-type="float" office:value="484528191.5" calcext:value-type="float">
            <text:p>484528191.5</text:p>
          </table:table-cell>
          <table:table-cell office:value-type="float" office:value="2063792347.86129" calcext:value-type="float">
            <text:p>2063792347.86129</text:p>
          </table:table-cell>
          <table:table-cell office:value-type="float" office:value="421269848.943387" calcext:value-type="float">
            <text:p>421269848.943387</text:p>
          </table:table-cell>
          <table:table-cell office:value-type="float" office:value="120947" calcext:value-type="float">
            <text:p>120947</text:p>
          </table:table-cell>
          <table:table-cell office:value-type="float" office:value="10" calcext:value-type="float">
            <text:p>10</text:p>
          </table:table-cell>
          <table:table-cell office:value-type="float" office:value="10083633698" calcext:value-type="float">
            <text:p>10083633698</text:p>
          </table:table-cell>
          <table:table-cell office:value-type="float" office:value="-386934887.55682" calcext:value-type="float">
            <text:p>-386934887.55682</text:p>
          </table:table-cell>
          <table:table-cell office:value-type="float" office:value="1355991270.55682" calcext:value-type="float">
            <text:p>1355991270.55682</text:p>
          </table:table-cell>
        </table:table-row>
        <table:table-row table:style-name="ro1">
          <table:table-cell office:value-type="string" calcext:value-type="string">
            <text:p>parameter009</text:p>
          </table:table-cell>
          <table:table-cell office:value-type="float" office:value="29" calcext:value-type="float">
            <text:p>29</text:p>
          </table:table-cell>
          <table:table-cell office:value-type="float" office:value="1157671229.03448" calcext:value-type="float">
            <text:p>1157671229.03448</text:p>
          </table:table-cell>
          <table:table-cell office:value-type="float" office:value="2549886306.12476" calcext:value-type="float">
            <text:p>2549886306.12476</text:p>
          </table:table-cell>
          <table:table-cell office:value-type="float" office:value="473501999.928872" calcext:value-type="float">
            <text:p>473501999.928872</text:p>
          </table:table-cell>
          <table:table-cell office:value-type="float" office:value="11841478" calcext:value-type="float">
            <text:p>11841478</text:p>
          </table:table-cell>
          <table:table-cell office:value-type="float" office:value="6" calcext:value-type="float">
            <text:p>6</text:p>
          </table:table-cell>
          <table:table-cell office:value-type="float" office:value="10422628896" calcext:value-type="float">
            <text:p>10422628896</text:p>
          </table:table-cell>
          <table:table-cell office:value-type="float" office:value="187746350.72585" calcext:value-type="float">
            <text:p>187746350.72585</text:p>
          </table:table-cell>
          <table:table-cell office:value-type="float" office:value="2127596107.34311" calcext:value-type="float">
            <text:p>2127596107.34311</text:p>
          </table:table-cell>
        </table:table-row>
        <table:table-row table:style-name="ro1">
          <table:table-cell office:value-type="string" calcext:value-type="string">
            <text:p>parameter010</text:p>
          </table:table-cell>
          <table:table-cell office:value-type="float" office:value="22" calcext:value-type="float">
            <text:p>22</text:p>
          </table:table-cell>
          <table:table-cell office:value-type="float" office:value="732760280.090909" calcext:value-type="float">
            <text:p>732760280.090909</text:p>
          </table:table-cell>
          <table:table-cell office:value-type="float" office:value="2389501959.12652" calcext:value-type="float">
            <text:p>2389501959.12652</text:p>
          </table:table-cell>
          <table:table-cell office:value-type="float" office:value="509443529.418909" calcext:value-type="float">
            <text:p>509443529.418909</text:p>
          </table:table-cell>
          <table:table-cell office:value-type="float" office:value="183002" calcext:value-type="float">
            <text:p>183002</text:p>
          </table:table-cell>
          <table:table-cell office:value-type="float" office:value="6" calcext:value-type="float">
            <text:p>6</text:p>
          </table:table-cell>
          <table:table-cell office:value-type="float" office:value="9239386770" calcext:value-type="float">
            <text:p>9239386770</text:p>
          </table:table-cell>
          <table:table-cell office:value-type="float" office:value="-326685536.795587" calcext:value-type="float">
            <text:p>-326685536.795587</text:p>
          </table:table-cell>
          <table:table-cell office:value-type="float" office:value="1792206096.9774" calcext:value-type="float">
            <text:p>1792206096.9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09:13:03.066776000</dc:date>
    <dc:creator>Jim Muirhead</dc:creator>
    <meta:editing-duration>PT1M22S</meta:editing-duration>
    <meta:editing-cycles>1</meta:editing-cycles>
    <meta:document-statistic meta:table-count="1" meta:cell-count="111" meta:object-count="0"/>
    <meta:generator>LibreOffice/5.2.4.2$MacOSX_X86_64 LibreOffice_project/3d5603e1122f0f102b62521720ab13a38a4e0eb0</meta:generator>
  </office:meta>
</office:document-meta>
</file>